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ScopeException.InvalidScopeException( ToolboxConfiguration toolbox , ToolConfiguration t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alidScopeException.getTool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